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5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SIMPOSIOS</text:p>
          </table:table-cell>
          <table:covered-table-cell table:number-columns-repeated="4"/>
          <table:table-cell/>
        </table:table-row>
        <table:table-row table:style-name="ro1">
          <table:table-cell table:style-name="ce4" office:value-type="string" calcext:value-type="string">
            <text:p>Nombres y apellidos</text:p>
          </table:table-cell>
          <table:table-cell table:style-name="ce4" office:value-type="string" calcext:value-type="string">
            <text:p>Género</text:p>
          </table:table-cell>
          <table:table-cell table:style-name="ce4" office:value-type="string" calcext:value-type="string">
            <text:p>Región</text:p>
          </table:table-cell>
          <table:table-cell table:style-name="ce4" office:value-type="string" calcext:value-type="string">
            <text:p>Título</text:p>
          </table:table-cell>
          <table:table-cell table:style-name="ce4" office:value-type="string" calcext:value-type="string">
            <text:p>Mesa/Simposio</text:p>
          </table:table-cell>
          <table:table-cell table:style-name="ce4" office:value-type="string" calcext:value-type="string">
            <text:p>S/M</text:p>
          </table:table-cell>
        </table:table-row>
        <table:table-row table:style-name="ro1" table:visibility="filter">
          <table:table-cell office:value-type="string" calcext:value-type="string">
            <text:p>David R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ingenuidad como argumento a favor del relativismo</text:p>
          </table:table-cell>
          <table:table-cell office:value-type="string" calcext:value-type="string">
            <text:p>Atención perceptiva, acción corporal y rasgos cognitivos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Carlos M. Márq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Valores semánticos mediacionales y referenciales como constituyentes proposicionales</text:p>
          </table:table-cell>
          <table:table-cell office:value-type="string" calcext:value-type="string">
            <text:p>Atención perceptiva, acción corporal y rasgos cognitivos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Juan José Bot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Ver y ver-para</text:p>
          </table:table-cell>
          <table:table-cell office:value-type="string" calcext:value-type="string">
            <text:p>Atención perceptiva, acción corporal y rasgos cognitivos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Ignacio Ávil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Sobre la naturaleza de la experiencia: contenidos mediacionales y atención</text:p>
          </table:table-cell>
          <table:table-cell office:value-type="string" calcext:value-type="string">
            <text:p>Atención perceptiva, acción corporal y rasgos cognitivos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Max Kölb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Forms of context dependence in standard semantics</text:p>
          </table:table-cell>
          <table:table-cell office:value-type="string" calcext:value-type="string">
            <text:p>Atención perceptiva, acción corporal y rasgos cognitivos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Joseph Sche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Self-knowledge, self consciousness and agency</text:p>
          </table:table-cell>
          <table:table-cell office:value-type="string" calcext:value-type="string">
            <text:p>Atención perceptiva, acción corporal y rasgos cognitivos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Adrian Cussin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ntext, mediational content and demonstrative reference</text:p>
          </table:table-cell>
          <table:table-cell office:value-type="string" calcext:value-type="string">
            <text:p>Atención perceptiva, acción corporal y rasgos cognitivos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Flor Emilce Cel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unidad del sujeto cognitivo y el autoconocimiento</text:p>
          </table:table-cell>
          <table:table-cell office:value-type="string" calcext:value-type="string">
            <text:p>Autoconocimiento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William Duic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utoconocimiento: entre primera y segunda persona</text:p>
          </table:table-cell>
          <table:table-cell office:value-type="string" calcext:value-type="string">
            <text:p>Autoconocimiento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Eduardo Fermando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sinceridad, su importancia y la cuestión del autoengaño</text:p>
          </table:table-cell>
          <table:table-cell office:value-type="string" calcext:value-type="string">
            <text:p>Autoconocimiento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Tomás Barr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cción y construcción lógica</text:p>
          </table:table-cell>
          <table:table-cell office:value-type="string" calcext:value-type="string">
            <text:p>Autoconocimiento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Luis Eduardo Hoy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utoconocimiento y articulación lingüística</text:p>
          </table:table-cell>
          <table:table-cell office:value-type="string" calcext:value-type="string">
            <text:p>Autoconocimiento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Jorge Ornelas Bern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xternismo y autoconocimiento</text:p>
          </table:table-cell>
          <table:table-cell office:value-type="string" calcext:value-type="string">
            <text:p>Autoconocimiento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Carlos G. Patarroyo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utoconocimiento y autoengaño</text:p>
          </table:table-cell>
          <table:table-cell office:value-type="string" calcext:value-type="string">
            <text:p>Autoconocimiento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Andreas Boeck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uropa – América Latina: entre atracción y distanciamiento</text:p>
          </table:table-cell>
          <table:table-cell office:value-type="string" calcext:value-type="string">
            <text:p>Bicentenario de la independenci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Oscar Julián Guerr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José María Blanco White y la independencia de América</text:p>
          </table:table-cell>
          <table:table-cell office:value-type="string" calcext:value-type="string">
            <text:p>Bicentenario de la independenci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Lisímaco Par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ecepción neogranadina de la independencia norteamericana</text:p>
          </table:table-cell>
          <table:table-cell office:value-type="string" calcext:value-type="string">
            <text:p>Bicentenario de la independenci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José Guillermo Góm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lucha por la independencia literaria en Hispanoamérica: Andrés Belllo, Juan García del río y Juan María Gutiérrez</text:p>
          </table:table-cell>
          <table:table-cell office:value-type="string" calcext:value-type="string">
            <text:p>Bicentenario de la independenci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Rafael Rubia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José Luis Romero y los dilemas de las independencias latinoamericana</text:p>
          </table:table-cell>
          <table:table-cell office:value-type="string" calcext:value-type="string">
            <text:p>Bicentenario de la independenci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Lewis Gord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“Quand je suis là, elle n’ est pas”: On reasoning in black in philosophy and the human sciences</text:p>
          </table:table-cell>
          <table:table-cell office:value-type="string" calcext:value-type="string">
            <text:p>Ciencias sociales y filosofí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Inge Valenc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cuestión del método: entrecruzamientos entre filosofía y ciencias sociales contemporáneas</text:p>
          </table:table-cell>
          <table:table-cell office:value-type="string" calcext:value-type="string">
            <text:p>Ciencias sociales y filosofí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Lelio Ferná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mentalidad filosófica del sociólogo Richard Sennett</text:p>
          </table:table-cell>
          <table:table-cell office:value-type="string" calcext:value-type="string">
            <text:p>Ciencias sociales y filosofí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Pablo Arturo Pinill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ingeniería social gradual de Popper</text:p>
          </table:table-cell>
          <table:table-cell office:value-type="string" calcext:value-type="string">
            <text:p>Ciencias sociales y filosofí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Ernani Chav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l ensayo como cuerpo vivo de la filosofía: Michel Foucault y la cuestión del estilo</text:p>
          </table:table-cell>
          <table:table-cell office:value-type="string" calcext:value-type="string">
            <text:p>Concepciones de la filosofía: presente y futuro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Sabine Mainberg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scribir, dibujar, pensar. Sobre Paul Valéry y Leonardo da Vinci</text:p>
          </table:table-cell>
          <table:table-cell office:value-type="string" calcext:value-type="string">
            <text:p>Concepciones de la filosofía: presente y futuro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Marco Brusott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Traducir problemas filosóficos</text:p>
          </table:table-cell>
          <table:table-cell office:value-type="string" calcext:value-type="string">
            <text:p>Concepciones de la filosofía: presente y futuro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Andrés Pá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naturalización de la filosofía</text:p>
          </table:table-cell>
          <table:table-cell office:value-type="string" calcext:value-type="string">
            <text:p>Concepciones de la filosofía: presente y futuro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Rodolfo Arang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Filosofía conceptual: una forma alternativa de hacer filosofía</text:p>
          </table:table-cell>
          <table:table-cell office:value-type="string" calcext:value-type="string">
            <text:p>Concepciones de la filosofía: presente y futuro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Germán Melé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amor propio del filósofo (hoy)</text:p>
          </table:table-cell>
          <table:table-cell office:value-type="string" calcext:value-type="string">
            <text:p>Concepciones de la filosofía: presente y futuro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Raúl Melé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papel de la teoría en la filosofía como arte de vivir</text:p>
          </table:table-cell>
          <table:table-cell office:value-type="string" calcext:value-type="string">
            <text:p>Concepciones de la filosofía: presente y futur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ederico Galleg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Educación para el reconocimiento del otro como persona moral</text:p>
          </table:table-cell>
          <table:table-cell office:value-type="string" calcext:value-type="string">
            <text:p>Educación para la democra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talina Lóp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Educar para la democracia: preparando para la discusión moral</text:p>
          </table:table-cell>
          <table:table-cell office:value-type="string" calcext:value-type="string">
            <text:p>Educación para la democraci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Guillermo Hurta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enseñanza de la filosofía y el desarrollo de la democracia</text:p>
          </table:table-cell>
          <table:table-cell office:value-type="string" calcext:value-type="string">
            <text:p>Educación para la democra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arold Valenc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Crítica a la concepción instrumentalista de la democracia</text:p>
          </table:table-cell>
          <table:table-cell office:value-type="string" calcext:value-type="string">
            <text:p>Educación para la democra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ergio Guarí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a educación para la ciudadanía en el marco del debate entre democracia representativa y participativa</text:p>
          </table:table-cell>
          <table:table-cell office:value-type="string" calcext:value-type="string">
            <text:p>Educación para la democraci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Tulia Alman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nformación de ciudadanía e identidad en Colombia</text:p>
          </table:table-cell>
          <table:table-cell office:value-type="string" calcext:value-type="string">
            <text:p>Educación para la democraci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Carlos Manriqu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mal y la imposibilidad de una “religión racional” en Hume y Kant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Luis Alejandro Aréva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teoría del mal natural en la política según Nietzsche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Carlos Andrés Ramí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Patologías de la razón. El concepto del mal en Schelling y la génesis del concepto de ideología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Sua Baque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ntre nosotras: pensar, amar y la superficialidad del mal. Una correspondencia imaginaria con H. Arendt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Jaime Escob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visión de “el mal” en la Atenas de Pericles a través de la oración funebre, recopilada por Tucídides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Markus Gabri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necesidad general del pecado y de la muerte. Vida y muerte en el escrito “Sobre la libertad” de Schelling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Ernesto Herná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l concepto: del profesor-alumno al maestro-discípulo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Elías Manaced R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Filosofía y filosofar en la educación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iro Alonso Pá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Alcibíades o de la educación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Óscar Barragá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Enseñanza de la filosofía y aburrimiento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Edgar Brav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Acerca de la naturaleza de la enseñanza de la filosofía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Mauricio Roj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pertinencia del filosofar: una aproximación a la didáctica filosófica en la antigüedad clásica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rge Eliécer Sier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a contingencia de los problemas filosóficos y la enseñanza de la filosofía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Ysis Vél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etórica y pedagogía en la Antigüedad. Una aproximación al planteamiento aristotélico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is Eugenio Rib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Creencias epistemológicas en los estudiantes de filosofía</text:p>
          </table:table-cell>
          <table:table-cell office:value-type="string" calcext:value-type="string">
            <text:p>Enseñanzas de la filosofía en Colombia: problemas y tendencia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oaquín Darío Huert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nseñar filosofía: reflexión desde la perspectiva de los estudiantes y maestros de educación secundaria</text:p>
          </table:table-cell>
          <table:table-cell office:value-type="string" calcext:value-type="string">
            <text:p>Enseñanzas de la filosofía en Colombia: problemas y tendencia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orge Iván Hoy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Argusofía: argumentación y filosofía con nuevas tecnologías</text:p>
          </table:table-cell>
          <table:table-cell office:value-type="string" calcext:value-type="string">
            <text:p>Enseñanzas de la filosofía en Colombia: problemas y tendencia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Álvaro Rafael Campuza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¿Estamos indigestos de la enseñanza de la ética?</text:p>
          </table:table-cell>
          <table:table-cell office:value-type="string" calcext:value-type="string">
            <text:p>Enseñanzas de la filosofía en Colombia: problemas y tendencia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Sergio David Par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realismo de Einstein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Luis Gerardo Pedra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s complemetaridades clásico-microscópcio y cuántico macroscópico en la medición idealizada de campos electromagnéticos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ohman Esneider Carvaj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El universo infinito ¿cuestión de física o metafísica?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Daian Tatiana Flór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iencia y astrología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Rodolfo Bolañ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Crítica epistemológica a los argumentos del diseño inteligente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uan Carlos More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os compromisos ontológicos en las prácticas científicas: análisis a partir de Ian Hacking y la teoría del contenido no-conceptual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Mónica Lóp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En busca de una posible solución a la distinción Teórico/Observacional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uan David Ardill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problema de la percepción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Mario Andrés Rinc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problema de la percepción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ulissa Cristina Sier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El problema de la verdad en el pragmatismo de Frank Ramsey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Luis Alejandro Muril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Mary y el dualismo conceptual: viabilidad de una estrategia dualista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Ricardo Arcos-Palm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Jacques Rancière: cine y política</text:p>
          </table:table-cell>
          <table:table-cell office:value-type="string" calcext:value-type="string">
            <text:p>Estética y política en la teoría crít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Claudia May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s industrias culturales en la época del Internet 2.0</text:p>
          </table:table-cell>
          <table:table-cell office:value-type="string" calcext:value-type="string">
            <text:p>Estética y política en la teoría crít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Manuel Silv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triste esperanza del arte en la filosofía de Th. Adorno</text:p>
          </table:table-cell>
          <table:table-cell office:value-type="string" calcext:value-type="string">
            <text:p>Estética y política en la teoría cr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odolfo Weng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Otredad, negatividad y potencial crítico de la obra de arte: el caso de “Shibboleth” de Doris Salcedo</text:p>
          </table:table-cell>
          <table:table-cell office:value-type="string" calcext:value-type="string">
            <text:p>Estética y política en la teoría crít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Jairo Iván Escob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obre el concepto de compromiso (engagement) en Adorno</text:p>
          </table:table-cell>
          <table:table-cell office:value-type="string" calcext:value-type="string">
            <text:p>Estética y política en la teoría crít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Onasis Rafael Orteg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Violencia, derecho y justicia en Walter Benjamin</text:p>
          </table:table-cell>
          <table:table-cell office:value-type="string" calcext:value-type="string">
            <text:p>Estética y política en la teoría crít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Eugenia Vile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Resistencias. La traducción imposible del gesto de creación</text:p>
          </table:table-cell>
          <table:table-cell office:value-type="string" calcext:value-type="string">
            <text:p>Estética y política en la teoría crít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Gabriel Eduardo Varg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¿Hay un dilema entre libertad e igualdad?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Luisa Monsalv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Dilemas morales: una perspectiva fenomenológica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uan Diego Moral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einterpretando la brecha y la akrasia en la propuesta de Searle a través de la causación descendente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Ximena Velo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einterpretando la brecha y la akrasia en la propuesta de Searle a través de la causación descendente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Leonardo Cubill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valor y la transvaloración en la obra de Nietzsche: Roma, Judea, Jesucristo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David Martín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Tres teorías morales de Ernst Tugenhadt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Inés Calderó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Naturaleza y libertad: ¿antítesis o síntesis?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César Augusto Ramí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Elegir o no elegir, un dilema ético en Jean-Paul Sartre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Conrado Giral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Eticidad o moralidad, un enfrentamiento entre Hegel y Kant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Carlos Alberto Jaramil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ibertad negativa y libre desarrollo de la personalidad en John Stuart Mill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uan Carlos Guerr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uerpos masacrados y emblemas de la violencia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ohn Larry Roj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esponsabilidad moral, derecho e impunidad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Ailicia Natali Chamor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eflexión en torno a “La muerte” de V. Jankélevitch: la comprensión antropológica del hombre como ser finito y la responsabilidad ética que de ello se desprende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Pedro J. Aristizab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El trasfondo cartesiano del método fenomenológico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Sonia Gambo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La psicología fenomenológica y las ciencias de lo artificial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Guillermo Hoy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Husserl que leyó Paul Ricoeur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Harry P. Ree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fenomenología de Husserl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Germán Varg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fenomenología y las ciencias de lo artificial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Juan José Bot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Intersubjetividad como a priori fundamental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Daniel Herre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fenomenología en Colombia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Guillermo Pé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relación imagen-cultura. Entre fenomenología y hermenéutica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Julio César Varg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Reducción fenomenológica y ética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Juan Carlos Aguir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¿La tierra se mueve? Una mirada a la relación ciencia – sentido común a partir de la fenomenología de Husserl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orge Enrique Puli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El concepto de Fenómeno(logía) en “Sein und Zeit”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Tarcicio Nicolás Arnach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Davidson y los argumentos trascendentales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Douglas Niñ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Justificación, fiducia y conocimiento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Carlos Alberto Cardo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Geometría de incidencia en el “Tractatus Logico-Philosophicus”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Nicolás Día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ocke y la crítica de Wittgenstein al lenguaje privado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Ana María Giral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ocke y la crítica de Wittgenstein al lenguaje privado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Carlos Garz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ocke y la crítica de Wittgenstein al lenguaje privado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Ángela Rocío Bejara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os deícticos no son un problema para la semántica de Gottlob Frege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Álvaro Corr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n busca de la dimensión intencional de las emociones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uan Diego Moral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relación entre acción y pensamiento en la filosofía tardía de Wittgenstein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osé de Jesús Herre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influencia Agustiniana en Pedro Abelardo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eannine Olivar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Dos razas de hombres; ¿una sola razón? Consideraciones acerca de la razón estoica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Diana María Acev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tiempo abierto. Aristóteles en los límites de su ontología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Laura Victoria Almandó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“Helena” de Eurípides. El texto como garante de lo real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Óscar Mauricio Donat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Filosofía, libertad y democracia: un misterioso pasaje de la “República” de Platón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Eduardo Saldiv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naturaleza del lenguaje: palabra, significado, sujeto y conocimiento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Liliana Carolina Sánch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teoría de la corrección de los nombres en el “Cratilo”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esús Martí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uando la comunicación es cuestión de técnica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Antonio Rodríguez de las Her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ntorno tecnológico y comunicación escrita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Eduardo Viz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Socioanálisis comunicacional como metodología de análisis e intervención social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Helenice Carvalh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comunicación en ambientes virtuales: del Digital Branded Content a la generación de contenidos por usuarios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Francisco Sier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Hacia el acontecimiento de otra comunalidad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Olga Patricia Pa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Políticas de gestión del conocimiento y usos sociales de las tecnologías de la información y la comunicación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Sergio Roncal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Técnica, tecno-logía: más allá de la sinonimia y la objetualidad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Carlos E. Valderram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Sociedad de la información, tecnologías de la comunicación y ciudadanía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Colin McLart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Groethendick’s ‘incorrigible naivety’ in building worlds for Mathematics</text:p>
          </table:table-cell>
          <table:table-cell office:value-type="string" calcext:value-type="string">
            <text:p>Filosofía de la lógica de haces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Jean-Pierre Marqu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Sheaves, spaces and logic</text:p>
          </table:table-cell>
          <table:table-cell office:value-type="string" calcext:value-type="string">
            <text:p>Filosofía de la lógica de haces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Ralf Kröm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From Cantor to Sheaves. The development of the concepts of direct and inverse limits – a case study onf shitds in mathematical methodology in the prehistory of category theory</text:p>
          </table:table-cell>
          <table:table-cell office:value-type="string" calcext:value-type="string">
            <text:p>Filosofía de la lógica de haces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Xavier Caice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The model theory of sheaves or the logic of variable structures</text:p>
          </table:table-cell>
          <table:table-cell office:value-type="string" calcext:value-type="string">
            <text:p>Filosofía de la lógica de haces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Andrés Villavec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Bridging a gap between physics and logic: the role of Sheaves</text:p>
          </table:table-cell>
          <table:table-cell office:value-type="string" calcext:value-type="string">
            <text:p>Filosofía de la lógica de haces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Fernando Zalame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Sheaf logic: a mathematical conspectus and a philosophical prospectus</text:p>
          </table:table-cell>
          <table:table-cell office:value-type="string" calcext:value-type="string">
            <text:p>Filosofía de la lógica de haces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José Andrés Felipe Silv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Freud, el lenguaje y el pensamiento: la fuerza performativa del lenguaje en el tratamiento psicoanalítico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Roger Bladimir Fragu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función de la filosofía: Wittgenstein y el dualismo cartesiano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ene J. Camp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Fisiología de los sentidos, epistemología evoluciopnista y filosofía de la mente: el papel de la tradición austriaca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duardo Bermú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Fisiología de los sentidos, epistemología evoluciopnista y filosofía de la mente: el papel de la tradición austriaca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Sergio Almei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objetividad del juicio moral, antirealismo y contenido no-conceptual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Laura Liliana góm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Movimientos intencionales y posiblidades alternativas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Carlos Mario Muño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Breaks of death and personal identity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Manuel Alejandro Ama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Pensamientos demostrativos, anticartesianismo y redundancia psicológica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osé Oliverio Tov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rteza prefrontal ventromedial y juicio morañ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ohn Anderson Pinz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Pensar sobre objetos materiales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Rodolfo Lóp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Anti-individualismo, contenido estrecho y causación mental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Carlos Mario Muño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Is sensory awareness instrinsically related to actions? The phenomenal presence of location properties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orge Iván Álva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“metafísica de la caridad” en Maurice Blondel (1861-1949)</text:p>
          </table:table-cell>
          <table:table-cell office:value-type="string" calcext:value-type="string">
            <text:p>Filosofía de la religión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Lina Marcela Cadavi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onocimiento y reconocimiento en la experiencia mística de Occidente y Oriente</text:p>
          </table:table-cell>
          <table:table-cell office:value-type="string" calcext:value-type="string">
            <text:p>Filosofía de la religión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Milton Adolfo Bautis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Violencia y religión desde la teoría mimética de René Girard y la teoría no violenta de Lanz del Vasto</text:p>
          </table:table-cell>
          <table:table-cell office:value-type="string" calcext:value-type="string">
            <text:p>Filosofía de la religión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Enver Joel Torregro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configuración mítica de la realidad en Hans Blumenberg: Goethe y Prometeo</text:p>
          </table:table-cell>
          <table:table-cell office:value-type="string" calcext:value-type="string">
            <text:p>Filosofía de la religión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Ángela Niñ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secularismo actual: J. Habermas, Ch. Taylor, W. Connolly</text:p>
          </table:table-cell>
          <table:table-cell office:value-type="string" calcext:value-type="string">
            <text:p>Filosofía de la religión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Francisco Luis Giral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ujeto racional y racionalidad ante el desarrollo tecnológico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Héctor Hernán Gonzál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Música por computador en los tiempos de las nuevas tecnologías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Yul Víctor Martín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ógica de la generación de identidades en la era del consumo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Oscar Javier Ram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Téchne y poesía en el nadaísmo colombiano y Heidegger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Andrea del Pilar Casall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fetichismo en los videojuegos desde la mercancía de Marx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Alice Cortés-Boussa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séptimo arte como desocultamiento del ser en las nuevas tecnologías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essica Johanna Moral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cine como apertura del pensamiento desde el concepto de imagen-movimiento en Gilles Deleuze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Álvaro David Monterro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rtefactos técnicos y condiciones de contexto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ohanna Andrea Bern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Baudrillard: la mujer-objeto sexual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Teresita Día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Antonin artaud y Georges Bataille: erotismo y ruptura de la subjetividad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ermán Alberto Betancourt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Imitación y castigo en la construcción del cuerpo con género: un debate entre Michel Foucault y Judith Butler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avier Nicolás Gonzál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Paul Ricoeur y el concepto de institución: crítica y perspectivas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Andrés Alfonso Cendal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mercado lingüístico en Pierre Bourdieu: ¿racionalidad acotada o sustantiva? Una nota crítica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Manuel Darío Palaci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Filosofía y apocalipsis: el problema de la comprensión del fin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ennifer Andrea Rive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máquina ingana: el devenir animal y la construcción del territorio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Adriana Tobó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nciencia de cinema: experiencias de la imagen acción y posibilidades de fabulación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William Roj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metafísica de la alteridad en Emmanuel Levinas: crítica a la ontología y propuesta metaética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María Soledad Escalan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Amor, paternidad y lucha por el reconocimiento en los escritos de Hegel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Luis Guzmá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racionalidad de lo real: ¿justificación o explicación?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Anyela María Galind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relación de pasión y razón en David Hume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uan Francisco Manriqu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aíces de la concepción ilustrada del suicidio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Oswaldo Pla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usas del conflicto en el estado de naturaleza hobbesiano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Eduardo Andrés Quitiá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incidencia de la libertad estética de Schiller en la teoría moral de Kant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orge Andrés Garcí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inversión “copernicana” epistemológica o ¿cómo se debe entender que Hume despierta a Kant de su sueño dogmático?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lio Moral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El infinito y la voluntad en Descartes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Dawini Mauricio Rengif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paradoja del sentido interno. Un problema sin solución en la doctrina kantiana del yo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Yuliana Le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Descartes: la voluntad y el error en las “Meditaciones metafísicas” y los “Principios de la filosofía”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Guillermo Alfonso Zapa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De la condición humana a la condición política en Hannah Arendt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Claudia Galin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Hannah Arendt: memoria y narrativa del fragmentp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Mery Castil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arl Schmitt y Hannah Arendt: la violencia, condición y disolución de lo político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efferson Jaramil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ntre cenizas históricas y resistencias al olvido: los caminos tortuosos de la justicia transicional en Colombia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Mateo Vásq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Mentir en política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Conrado Giral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revisión histórica, una actitud liberadora y necesaria ante la crisis. Una reflexión desde Pedro Laín Entralgo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Luis Felipe Piedrahi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os retos globales de la teoría democrática: la alternativa cosmopolita y sus críticas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Ximena Velo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Viabilidad jurídica y moral de los derechos humanos como moral legalizada. Un comentario a Th. Pogge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Ciro Roldá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os Derechos Humanos como normas, valores y principios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Reinaldo Giral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Gobierno de los otros y gobierno de sí en Michel Foucault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uan Pablo Bermú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¿Puede el arte transformar la sociedad?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César Eslav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Del mundo como hecho al mundo como proyecto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Gabriel Jimén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cerca de la filosofía de la economía: equidad, desarrollo y progreso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Mauricio Moral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guerra previa al patriarcado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Milton Adolfo Bautis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nstrucción de imaginarios desde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avier Orlando Aguir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Habermas y el rol de la religión en la esfera pública: cuatro presupuestos conceptuales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Ángela Patricia Rincó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egitimación de la política desde un horizonte habermasiano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María Andrea Murgueit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ineamientos para una sociedad abierta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Heiner José Merca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Retórica y participación en la democracia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Leonardo Sabog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Política de la liberación y ciudadanía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Sebastián Alejandro Gonzál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Pragmática de los antagonismos. El problema político de los muchos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Carlos Andrés Duqu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Judith Butler: performatividad de género y política democrática radical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Elba Mercedes Palaci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Diversidad e identidades que se expresan de cara a un horizonte de ciudadanía plena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orge Giral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idea de modus vivendi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avier Felipe Herná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problema de la obligación política en Thomas Hobbes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osé Reinel Sánch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¿Por qué no un contrato social?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Miguel Ángel Pé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Éticas de la emoción: cuatro variedades</text:p>
          </table:table-cell>
          <table:table-cell office:value-type="string" calcext:value-type="string">
            <text:p>Filosofía y emocione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Francois Gag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s pasiones en la Stoa</text:p>
          </table:table-cell>
          <table:table-cell office:value-type="string" calcext:value-type="string">
            <text:p>Filosofía y emocione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Andrés Ernesto Oban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mociones y representación</text:p>
          </table:table-cell>
          <table:table-cell office:value-type="string" calcext:value-type="string">
            <text:p>Filosofía y emocione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David Herná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Sobre el papel de las emociones en la normatividad</text:p>
          </table:table-cell>
          <table:table-cell office:value-type="string" calcext:value-type="string">
            <text:p>Filosofía y emocione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Diana Patricia Quinte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lugar de las emociones en un contexto político contemporáneo</text:p>
          </table:table-cell>
          <table:table-cell office:value-type="string" calcext:value-type="string">
            <text:p>Filosofía y emocione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Rafael Silv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lugar de las emociones en un contexto político contemporáneo</text:p>
          </table:table-cell>
          <table:table-cell office:value-type="string" calcext:value-type="string">
            <text:p>Filosofía y emocione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Miguel Ángel Villami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Ética y emociones. Aportes fenomenológicos para una ética integral</text:p>
          </table:table-cell>
          <table:table-cell office:value-type="string" calcext:value-type="string">
            <text:p>Filosofía y emocione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Carlos Alfonso Call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Muerte y la formación del carácter en Sócrates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ohn Didier Amay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udaimonía y ethos en Aristóteles: una ética del vivir bien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Mauricio Zuluag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yo en Descartes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hon Alexander Me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Cogito, sujeto y suireferencia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Héctor Reynaldo Cháv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Michel Foucault: sujeto y verdad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Gabriel Ocamp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eflexiones sobre el sujeto, la persona y el individuo con motivo de su certificado de defunción postmoderno/deconstructivista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Francois Gag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yo y el discurso interior en Marco aurelio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Guadalupe Quev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conversación filosófica en las Cartas a Lucilio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Manuel Leonardo Pra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De Husserl a Heidegger: superación, según Danilo Cruz Vélez, de la metafísica de la subjetividad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Mónica Jaramil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bre la constitución ético-política del sujeto como ciudadano autoinstituyente a partir de las lecturas kantiana y husserliana del ideal griego de la filosofía como pensamiento emancipatorio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Óscar Iván Ferná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cuerpo, un nuevo punto de partida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Eric Alli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/>
          <table:table-cell office:value-type="string" calcext:value-type="string">
            <text:p>Geofilosofía y globalización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Adrián Pere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espacialización de la subjetividad en la globalización electrónica: del emplazamiento del yo a la “extensión-en-el-lugar-creativa”</text:p>
          </table:table-cell>
          <table:table-cell office:value-type="string" calcext:value-type="string">
            <text:p>Geofilosofía y globalización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Ricardo Arc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table:number-columns-repeated="2" office:value-type="string" calcext:value-type="string">
            <text:p>Geofilosofía y globalización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Gustavo chiroll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Globalización y biocapitalismo desde una perspectiva geofilosófica</text:p>
          </table:table-cell>
          <table:table-cell office:value-type="string" calcext:value-type="string">
            <text:p>Geofilosofía y globalización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Amalia Boy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¿Qué es la geofilosofía?</text:p>
          </table:table-cell>
          <table:table-cell office:value-type="string" calcext:value-type="string">
            <text:p>Geofilosofía y globalización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Julio César Varg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persona, su función política y su responsabilidad moral en el pensamiento de Hannah Arendt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Etienne Tass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manifestation politique: par-delà réussite et échec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Claudia Hil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Verdad y justicia: reflexiones situadsas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Bernardo Corre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Memoria y perdón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Diego Pared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crítica de Hannah Arendt a Karl Marx: revolución y contingencia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Wolfgan Heu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Política y coraje cívico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Ángela Uri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¿Pueden los hechos históricos resistirse a la mendacidad? Sobre la matanza de las bananeras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Cristina Sánch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Memorias en conflicto en sociedades postotalitarias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José Andrés For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principio de caridad como condición de posibilidad para la fusión de horizontes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Paola Orti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ducación y formación, de Gadamer a Beuchot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Manuel Alejandro Pra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“rodeo por las grandes obras culturales”: un título amplio y problemático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osé Castañe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rítica a la metafísica desde la hermenéutica de la facticidad heideggeriana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César Augusto Delga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Sobre el círculo hermenéutico y las posibilidades del acontecer de la verdad en la comprensión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uider Alexander Góm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Del lenguaje como hilo conductor de una reflexión hermenéutica sobre el desacuerdo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uan Camilo Ser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iencia y “naturalización” del ser humano en Nietzsche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David Galleg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Hacia una hermenéutica atractiva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uan Pablo Bermú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Kant y Hegel: horizontes para una comprensión del problema del mañ</text:p>
          </table:table-cell>
          <table:table-cell office:value-type="string" calcext:value-type="string">
            <text:p>Hermenéutica del mal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Ever Eduardo Velazc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problema del mal en la teoría maquiaveliana de la acción</text:p>
          </table:table-cell>
          <table:table-cell office:value-type="string" calcext:value-type="string">
            <text:p>Hermenéutica del mal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Guillermo Alfonso Zapa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mal: desafío a la razón, a la praxis política</text:p>
          </table:table-cell>
          <table:table-cell office:value-type="string" calcext:value-type="string">
            <text:p>Hermenéutica del m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osenberg Alap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Imagen, bipolaridad y conjuro: una lectura desde Aby Warburg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Luis Felipe Vél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problema de la verdad en la obra de arte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Daniel Garcí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xperiencias de la infancia, el cuerpo y la ley: un cuento de Kafka comentado por Lyotard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Pedro Pablo Góm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Hacia la descolonialidad estétic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Adriana Gonzál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sentir de la cos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Carlos Alberto Opsi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De la filosofía de la historia del arte a la filosofía del arte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Adryan Fabrizio Pine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¿Qué es una obra de arte cuando todo puede ser arte? Analizando la respuesta de Arthur Danto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Edgar Arturo Ramí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experiencia antropológica a propósito del arte. La discusiín entre A. Gehlen y H. G. Gadamer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Aura Margarita Cal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upturas del tiempo. Las prácticas del arte y su relación con lo emergente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Luis Eduardo Duart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estetización mass mediática de la cultur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Francois Gag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cuerpo del filósofo en la cultura greco-roman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Mario Alejandro Mola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ancière y el análisis de la relación arte y polític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Camilo Montealeg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scritura de señorío, escritura de soberaní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Héctor Leonardo Neus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Filosofía literaria como un preámbulo para el compromiso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Sebastián R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stética del rock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Elkin Rubia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deflación de lo político en el arte político colombiano: Beatriz González, Simón Hosie y la “carta furtiva”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Carlos Eduardo Sanabr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lgunas claves para pensar el cuerpo en el arte contemporáneo desde la fenomenologí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Alexander Manuel Cer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interculturalidad en Latinoamérica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Miguel Alberto Pá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vida humana y la transformación de la eticidad a partir del principio liberador de la ética dusseliana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Willian Fredy Pal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papel del representante en la política de la liberación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umas Armando Gi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Nieto Arteta, lector de Husserl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airo Urre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bre la amistad: homenaje al maestro Estanislao Zuleta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Damián Pach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utopía de Darío Botero Uribe. In memoriam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ohn Fredy Ramí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s convicciones estéticas de Miguel Antonio Caro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Hugo Renato Ocho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intuiciín del ser como correlato de la experiencia de la nada en Clarence Finlayson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Jaime Eduardo Moli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l filosofar en la obra de Luis López de Mesa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Martha Viviana Varg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utopía lationamericana: una reflexión en torno al concepto de identidad latinoamericana a la luz del Bicentenario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Franklin Giovanni Pú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Identidad cultural colombiana: aproximaciones desde la historia de las ideas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Leonardo Tov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proceso de la filosofía en Colombia en el Bicentenario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Eduardo Placen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Un enfoque posible para una teoría normativa de la argumentación</text:p>
          </table:table-cell>
          <table:table-cell office:value-type="string" calcext:value-type="string">
            <text:p>La lógica en la retórica y la argumentación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Alfonso Monsalv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lógica en la argumentación</text:p>
          </table:table-cell>
          <table:table-cell office:value-type="string" calcext:value-type="string">
            <text:p>La lógica en la retórica y la argumentación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Pedro Posa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concepción expresivista de la lógica de R. B. Brandom</text:p>
          </table:table-cell>
          <table:table-cell office:value-type="string" calcext:value-type="string">
            <text:p>La lógica en la retórica y la argumentación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Adolfo León Góm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Un comentario justificacionista a la “adicción justificacionista” de D. Miller</text:p>
          </table:table-cell>
          <table:table-cell office:value-type="string" calcext:value-type="string">
            <text:p>La lógica en la retórica y la argument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ergio Luis Ca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a racionalidad como argumentación: a propósito de las relaciones entre lógica y retórica</text:p>
          </table:table-cell>
          <table:table-cell office:value-type="string" calcext:value-type="string">
            <text:p>La lógica en la retórica y la argument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úl Puel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Relación acto-persona y argumento ad-hominem: una aproximación desde la lógica informal</text:p>
          </table:table-cell>
          <table:table-cell office:value-type="string" calcext:value-type="string">
            <text:p>La lógica en la retórica y la argumentación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Andrea Mejí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juicio de la violencia o la violencia como juicio. Una lectura de “Para una crítica de la violencia”</text:p>
          </table:table-cell>
          <table:table-cell office:value-type="string" calcext:value-type="string">
            <text:p>Lenguaje, poder, subjetividad: repensando la comunidad polít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María del Rosario Acos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ley como reproducción de la violencia: una lectura del “Espíritu del cristianismo y su destino” de Hegel a la luz de un pensamiento de la comunidad</text:p>
          </table:table-cell>
          <table:table-cell office:value-type="string" calcext:value-type="string">
            <text:p>Lenguaje, poder, subjetividad: repensando la comunidad polít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Carlos Manriqu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ctitud, crítica, ruptura: la reconfiguración de “lo público” según el curso de Foucault ‘El gobierno de sí y de los otros’</text:p>
          </table:table-cell>
          <table:table-cell office:value-type="string" calcext:value-type="string">
            <text:p>Lenguaje, poder, subjetividad: repensando la comunidad polít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Mauricio Gonzál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Hacia una política de medios puros. W. Benjamin y la comunidad</text:p>
          </table:table-cell>
          <table:table-cell office:value-type="string" calcext:value-type="string">
            <text:p>Lenguaje, poder, subjetividad: repensando la comunidad polít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Andrés Tupac Cru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l carácter mítico de la ley</text:p>
          </table:table-cell>
          <table:table-cell office:value-type="string" calcext:value-type="string">
            <text:p>Lenguaje, poder, subjetividad: repensando la comunidad polít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María Victoria Londoñ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 comunidad de “nosotros”: repensar el ser-en-común en Arendt</text:p>
          </table:table-cell>
          <table:table-cell office:value-type="string" calcext:value-type="string">
            <text:p>Lenguaje, poder, subjetividad: repensando la comunidad polít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Diego Cagüeñ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a priori histórico: crítica, ontología, nominalismo</text:p>
          </table:table-cell>
          <table:table-cell office:value-type="string" calcext:value-type="string">
            <text:p>Lenguaje, poder, subjetividad: repensando la comunidad polít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Carlos Emilio Garcí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Falacias formales y teoría de las falacias</text:p>
          </table:table-cell>
          <table:table-cell office:value-type="string" calcext:value-type="string">
            <text:p>Lógica y argumentación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Ana Patricia Pabó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El problema de la argumentación jurídica: tres enfoques y su aplicación en la práctica jurídica colombiana</text:p>
          </table:table-cell>
          <table:table-cell office:value-type="string" calcext:value-type="string">
            <text:p>Lógica y argumentación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Angélica Pá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Inferencias deductivas e inferencias ampliativas dentro de la silogística aristotélica</text:p>
          </table:table-cell>
          <table:table-cell office:value-type="string" calcext:value-type="string">
            <text:p>Lógica y argumentación</text:p>
          </table:table-cell>
          <table:table-cell office:value-type="string" calcext:value-type="string">
            <text:p>M</text:p>
          </table:table-cell>
        </table:table-row>
        <table:table-row table:style-name="ro1" table:visibility="filter">
          <table:table-cell office:value-type="string" calcext:value-type="string">
            <text:p>Rubiel Ramí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La primera meditación cartesiana: entre el uso de la vida y la contemplación de la verdad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Laura Benít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Determinismo y libertad en la filosofía natural de Descartes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Alejandra Velásqu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l estatuto de las verdades inmutables en las Meditaciones cartesianas: ¿un platonismo rediivvo?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Gonzalo Serra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primera meditación, una interpretación radical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Jean-Paul Margo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polémica Foucault – Derrida revisitada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Mauricio Zuluag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genio maligno vs. El Dios engañador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Denis Kambouch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¿Quién es el sujeto de la duda cartesiana?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Jorge Aurelio Día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mparación del texto latino con la traducción francesa de la Primera Meditación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Markus Gabri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Ilusión y paradoja en la Primera Meditación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Luis E. Gam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Nietzsche, vida e interpretación</text:p>
          </table:table-cell>
          <table:table-cell office:value-type="string" calcext:value-type="string">
            <text:p>Nietzsche en la hermenéut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Germán Melé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Noción y práctica de la interpretación en el primer Nietzsche</text:p>
          </table:table-cell>
          <table:table-cell office:value-type="string" calcext:value-type="string">
            <text:p>Nietzsche en la hermenéut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Carlos B. Gutiér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interpretación en Gadamer y Nietzsche</text:p>
          </table:table-cell>
          <table:table-cell office:value-type="string" calcext:value-type="string">
            <text:p>Nietzsche en la hermenéut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Robson Ramos dos Re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A negacao vontade e as propriedades relacionais: Heidegger e pensamento do nao volitivo</text:p>
          </table:table-cell>
          <table:table-cell office:value-type="string" calcext:value-type="string">
            <text:p>Nietzsche en la hermenéut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Laura Quinta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Nietzsche y la alteración de la vida</text:p>
          </table:table-cell>
          <table:table-cell office:value-type="string" calcext:value-type="string">
            <text:p>Nietzsche en la hermenéut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Margarita Ceped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Juego y sentido</text:p>
          </table:table-cell>
          <table:table-cell office:value-type="string" calcext:value-type="string">
            <text:p>Nietzsche en la hermenéut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Diego Pared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Interpretación, voluntad de poder y democracia</text:p>
          </table:table-cell>
          <table:table-cell office:value-type="string" calcext:value-type="string">
            <text:p>Nietzsche en la hermenéutic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Olivier Mong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Tiempo, acontecimiento y fundación</text:p>
          </table:table-cell>
          <table:table-cell office:value-type="string" calcext:value-type="string">
            <text:p>Paul Ricoeur en la filosofía contemporáne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Luz Gloria Cárden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De la fenomenología a la hermenétucia de las emociones</text:p>
          </table:table-cell>
          <table:table-cell office:value-type="string" calcext:value-type="string">
            <text:p>Paul Ricoeur en la filosofía contemporáne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Marta C. Betancu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dentidad cultural y narración</text:p>
          </table:table-cell>
          <table:table-cell office:value-type="string" calcext:value-type="string">
            <text:p>Paul Ricoeur en la filosofía contemporáne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Marie France Begué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l arco del tiempo</text:p>
          </table:table-cell>
          <table:table-cell office:value-type="string" calcext:value-type="string">
            <text:p>Paul Ricoeur en la filosofía contemporáne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Francisco Dí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hospitalidad lingüística</text:p>
          </table:table-cell>
          <table:table-cell office:value-type="string" calcext:value-type="string">
            <text:p>Paul Ricoeur en la filosofía contemporáne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Jorge Iván Cru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table:number-columns-repeated="2" office:value-type="string" calcext:value-type="string">
            <text:p>Paul Ricoeur en la filosofía contemporáne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abián Mié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Sobre las condiciones de la vida racional humana en el “Filebo”</text:p>
          </table:table-cell>
          <table:table-cell office:value-type="string" calcext:value-type="string">
            <text:p>Platón y la irracionalidad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Jairo Iván Escob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obre la racionalidad e irracionalidad en el “Banquete” de Platón</text:p>
          </table:table-cell>
          <table:table-cell office:value-type="string" calcext:value-type="string">
            <text:p>Platón y la irracionalidad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Ma. Angélica Fierr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atón y la irracionalidad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Catalina Gonzál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Hacer de caso más fuerte el más débil</text:p>
          </table:table-cell>
          <table:table-cell office:value-type="string" calcext:value-type="string">
            <text:p>Platón y la irracionalidad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Andrea Loza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adiestramiento del thymoeides: el surgimiento de la conexión entre música y emoción en la “República” de Platón</text:p>
          </table:table-cell>
          <table:table-cell office:value-type="string" calcext:value-type="string">
            <text:p>Platón y la irracionalidad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Sergio R. Ari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Virtud e inspiración divina en el “Menón”</text:p>
          </table:table-cell>
          <table:table-cell office:value-type="string" calcext:value-type="string">
            <text:p>Platón y la irracionalidad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Alfonso Corre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acional/Irracional en el “Filebo”</text:p>
          </table:table-cell>
          <table:table-cell office:value-type="string" calcext:value-type="string">
            <text:p>Platón y la irracionalidad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Angelo Papacchin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ros y violencia: ¿cómplices o enemigos?</text:p>
          </table:table-cell>
          <table:table-cell office:value-type="string" calcext:value-type="string">
            <text:p>PLENARIA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Adelino Bra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Kant y la responsabilidad frente al mal</text:p>
          </table:table-cell>
          <table:table-cell office:value-type="string" calcext:value-type="string">
            <text:p>PLENARIA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Juan José Bot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Ética y situación</text:p>
          </table:table-cell>
          <table:table-cell office:value-type="string" calcext:value-type="string">
            <text:p>PLENARIA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Jorge Aurelio Día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Una oportunidad para Fichte</text:p>
          </table:table-cell>
          <table:table-cell office:value-type="string" calcext:value-type="string">
            <text:p>PLENARIA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Jean-Paul Margo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erspectivas de la modernidad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Mauricio Zuluag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erspectivas de la modernidad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Lisímaco Par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blioteca Virtual Colombian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María Angélica Fier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esía y Mentira. La crítica de Platón a las poéticas de Homero, Hesíodo y Píndaro en el Ion y en República 2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Giselle von der Wal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esía y Mentira. La crítica de Platón a las poéticas de Homero, Hesíodo y Píndaro en el Ion y en República 2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Xabier Insaust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Teoría Crítica hoy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Jorge Verga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Teoría Crítica hoy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Soledad Escalan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Teoría Crítica hoy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Carlos Eduardo Sanabr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ética. Miradas contemporáneas 3. Contribución a la filosofía del arte a la reflexión artística contemporáne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María Elvira Mo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ética. Miradas contemporáneas 3. Contribución a la filosofía del arte a la reflexión artística contemporáne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Juan Carlos Guerr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ética. Miradas contemporáneas 3. Contribución a la filosofía del arte a la reflexión artística contemporáne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Jorge Aurelio Día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ditaciones acerca de Filosofía Primera. Seguidas de las objeciones y respuestas. René Descartes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Laura Benít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ditaciones acerca de Filosofía Primera. Seguidas de las objeciones y respuestas. René Descartes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John Alexander Me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sayos filosóficos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Anthony Samp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sayos filosóficos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Jean-Paul Margo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sayos filosóficos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Liliana Iriz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bros, traducciones y textos. Lawrence Dewan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Carlos Domíng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bros, traducciones y textos. Lawrence Dewan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Adrián Miranda Loai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bros, traducciones y textos. Lawrence Dewan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Jairo Urre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ógica del sinsentido en la obra de Lewis Carroll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Jorge Gregorio Posa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ógica del sinsentido en la obra de Lewis Carroll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amón Garizaba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hn Rawls: estudios de filosofía política contemporáne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oger Smith Bern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hn Rawls: estudios de filosofía política contemporáne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Alexander Cer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hn Rawls: estudios de filosofía política contemporáne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Diego Jaramillo Salga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hn Rawls: estudios de filosofía política contemporáne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María del Rosario Acos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onocimiento y diferencia. Idealismo alemán y hermenéutica: un retorno a las fuentes del debate contemporáne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Ángela Uri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onocimiento y diferencia. Idealismo alemán y hermenéutica: un retorno a las fuentes del debate contemporáne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Miguel Giust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onocimiento y diferencia. Idealismo alemán y hermenéutica: un retorno a las fuentes del debate contemporáne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Juan Felipe Gonzál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istóteles. Tópicos. Libro primer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Sergio Ari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istóteles. Tópicos. Libro primer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Felipe Castañe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ancisco de Vitoria: relección sobre el homicidi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Ángela Uri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ancisco de Vitoria: relección sobre el homicidi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Catalina Gonzál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ancisco de Vitoria: relección sobre el homicidi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Eduardo Mendie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ontología política de Heidegger y su recepción crítica en Derrida, Nancy y Agamben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Corina de Ytur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iberalismo y socialimo: Norberto Bobbio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Mariano Agu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“El futuro de la democracia” hoy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Nelson Jair Cuchumbé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Democracia procedimental y cultura política común. Habermas y la inclusión del otro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Rodrigo Jesús Ocamp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Sujeto ético-político y violencia_ la política como poder mediador y reconfigurador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Martín Urquij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table:number-columns-repeated="2"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Alonso Silv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El campo político y la recodificación de lo “real”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Eric Rodríg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seguridad como constitutiva del bienestar: un elemento para definir la política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Oscar Mejí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patriotismo constitucional: una salida contra el ‘Estado de opinión’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Delfín Ignacio Grues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o político, la política y los colectivos identitarios. Los límites del proceso de politización de la diferencia subordinada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Anderson Pinz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¿Podemos tener experiencia del espacio, si no podemos actuar?</text:p>
          </table:table-cell>
          <table:table-cell office:value-type="string" calcext:value-type="string">
            <text:p>Teorías semánticas y sensibilidad contextual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Camilo Ordóñ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nstrucción y antirealismo: un posible tenor en la filosofía cussiniana</text:p>
          </table:table-cell>
          <table:table-cell office:value-type="string" calcext:value-type="string">
            <text:p>Teorías semánticas y sensibilidad contextual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Manuel A. Ama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Demostrativos, atención consciente y conceptos sortales</text:p>
          </table:table-cell>
          <table:table-cell office:value-type="string" calcext:value-type="string">
            <text:p>Teorías semánticas y sensibilidad contextual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Alfonso Cond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ntenido y acción racional</text:p>
          </table:table-cell>
          <table:table-cell office:value-type="string" calcext:value-type="string">
            <text:p>Teorías semánticas y sensibilidad contextual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Tomás Barr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“Lo que se dice” y los criterios de centralidad: una lectura griceana</text:p>
          </table:table-cell>
          <table:table-cell office:value-type="string" calcext:value-type="string">
            <text:p>Teorías semánticas y sensibilidad contextual</text:p>
          </table:table-cell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Diana Acos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Normatividad y compromiso epistémico en la teoría dual de sistemas visuales</text:p>
          </table:table-cell>
          <table:table-cell office:value-type="string" calcext:value-type="string">
            <text:p>Teorías semánticas y sensibilidad contextual</text:p>
          </table:table-cell>
          <table:table-cell office:value-type="string" calcext:value-type="string">
            <text:p>S</text:p>
          </table:table-cell>
        </table:table-row>
      </table:table>
      <table:named-expressions/>
      <table:database-ranges>
        <table:database-range table:name="__Anonymous_Sheet_DB__0" table:target-range-address="Hoja1.A2:Hoja1.F367" table:display-filter-buttons="true">
          <table:filter>
            <table:filter-and>
              <table:filter-condition table:field-number="2" table:value="Norte" table:operator="="/>
            </table:filter-and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00:03:04.3455999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22:33:01.811208803</meta:creation-date>
    <dc:date>2019-02-26T00:11:41.194194760</dc:date>
    <meta:editing-duration>PT2H13M10S</meta:editing-duration>
    <meta:editing-cycles>10</meta:editing-cycles>
    <meta:generator>LibreOffice/6.0.7.3$Linux_X86_64 LibreOffice_project/00m0$Build-3</meta:generator>
    <meta:document-statistic meta:table-count="1" meta:cell-count="2196" meta:object-count="0"/>
  </office:meta>
</office:document-meta>
</file>